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left="0.5in" fo:text-indent="-0.25in">
        <style:tab-stops/>
      </style:paragraph-properties>
      <style:text-properties fo:font-weight="bold" style:font-weight-asian="bold" style:font-weight-complex="bold" fo:font-size="18pt" style:font-size-asian="18pt" style:font-size-complex="18pt"/>
    </style:style>
    <style:style style:name="P2" style:parent-style-name="Normal" style:family="paragraph">
      <style:paragraph-properties fo:margin-left="0.5in" fo:text-indent="-0.25in">
        <style:tab-stops/>
      </style:paragraph-properties>
    </style:style>
    <style:style style:name="P3" style:parent-style-name="Paragraphedeliste" style:list-style-name="LFO3" style:family="paragraph"/>
    <style:style style:name="P4" style:parent-style-name="Paragraphedeliste" style:list-style-name="LFO1" style:family="paragraph"/>
    <style:style style:name="P5" style:parent-style-name="Paragraphedeliste" style:list-style-name="LFO1" style:family="paragraph"/>
  </office:automatic-styles>
  <office:body>
    <office:text text:use-soft-page-breaks="true">
      <text:p text:style-name="P1">LIVRABLES HACKATHON 2023</text:p>
      <text:p text:style-name="P2"/>
      <text:p text:style-name="Paragraphedeliste"/>
      <text:list text:style-name="LFO3" text:continue-numbering="true">
        <text:list-item>
          <text:p text:style-name="P3"><text:a xlink:href="https://github.com/NathanPREVOST/HACKATHON.git" office:target-frame-name="_top" xlink:show="replace"><text:span text:style-name="Lienhypertexte">https://github.com/NathanPREVOST/HACKATHON.git</text:span></text:a></text:p>
        </text:list-item>
      </text:list>
      <text:p text:style-name="Paragraphedeliste"/>
      <text:list text:style-name="LFO1" text:continue-numbering="true">
        <text:list-item>
          <text:p text:style-name="P4"><text:a xlink:href="https://trello.com/invite/b/xcX7fKBd/ATTI1a1a6f53263ec5bb5e190deb5385af7672D5D51B/hackathon" office:target-frame-name="_top" xlink:show="replace"><text:span text:style-name="Lienhypertexte">https://trello.com/invite/b/xcX7fKBd/ATTI1a1a6f53263ec5bb5e190deb5385af7672D5D51B/hackathon</text:span></text:a></text:p>
        </text:list-item>
      </text:list>
      <text:p text:style-name="Paragraphedeliste"/>
      <text:p text:style-name="Paragraphedeliste"/>
      <text:list text:style-name="LFO1" text:continue-numbering="true">
        <text:list-item>
          <text:p text:style-name="P5"><text:a xlink:href="https://www.google.com/maps/d/edit?mid=1E-kM6R7OS2N-Q2d25DbPgEQtJcbtWPc&amp;usp=sharing" office:target-frame-name="_top" xlink:show="replace"><text:span text:style-name="Lienhypertexte">https://www.google.com/maps/d/edit?mid=1E-kM6R7OS2N-Q2d25DbPgEQtJcbtWPc&amp;usp=sharing</text:span></text:a></text:p>
        </text:list-item>
      </text:list>
      <text:p text:style-name="Paragraphedeliste"/>
      <text:p text:style-name="Normal">Nous avons<text:s/>utilisé<text:s/>ChatGPT pour<text:s/>compléter<text:s/>nos codes et pour comprendre nos erreurs.<text:s/>Ses limites sont que lors d’une problématique inconnue par l’IA elle n’est plus d’aucune utilité. Par exemple l’API Google ajoute du CSC rendant la carte invisible lors du chargement et ChatGPT n’a aucune réponse a cel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PREVOST Nathan / BECOT Armand / NGAMBO Slone / MAKERRI Farouk</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REVOST Nathan</meta:initial-creator>
    <dc:creator>PREVOST Nathan</dc:creator>
    <meta:creation-date>2023-10-06T07:32:00Z</meta:creation-date>
    <dc:date>2023-10-06T10:48:00Z</dc:date>
    <meta:template xlink:href="Normal.dotm" xlink:type="simple"/>
    <meta:editing-cycles>4</meta:editing-cycles>
    <meta:editing-duration>PT11760S</meta:editing-duration>
    <meta:document-statistic meta:page-count="1" meta:paragraph-count="1" meta:word-count="126" meta:character-count="823" meta:row-count="5" meta:non-whitespace-character-count="698"/>
  </office:meta>
</office:document-meta>
</file>